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cm" fo:margin-right="0cm" fo:margin-top="0cm" fo:margin-bottom="0cm" style:contextual-spacing="false" fo:line-height="120%" fo:text-align="start" style:justify-single-word="false" fo:orphans="2" fo:widows="2" fo:text-indent="0cm" style:auto-text-indent="false"/>
      <style:text-properties fo:font-variant="normal" fo:text-transform="none" fo:color="#212529" loext:opacity="100%" style:font-name="Consolas" fo:font-size="13pt" fo:letter-spacing="normal" fo:font-style="normal" fo:font-weight="normal" officeooo:paragraph-rsid="000e9b60" style:font-size-asian="13pt" style:font-size-complex="13pt"/>
    </style:style>
    <style:style style:name="P2" style:family="paragraph" style:parent-style-name="Text_20_body">
      <style:paragraph-properties fo:margin-left="0cm" fo:margin-right="0cm" fo:margin-top="0cm" fo:margin-bottom="0cm" style:contextual-spacing="false" fo:line-height="120%" fo:text-align="start" style:justify-single-word="false" fo:orphans="2" fo:widows="2" fo:text-indent="0cm" style:auto-text-indent="false"/>
      <style:text-properties fo:font-variant="normal" fo:text-transform="none" fo:color="#2a6099" loext:opacity="100%" style:font-name="Consolas" fo:font-size="13pt" fo:letter-spacing="normal" fo:font-style="normal" fo:font-weight="normal" officeooo:rsid="000e9b60" officeooo:paragraph-rsid="000e9b60" style:font-size-asian="13pt" style:font-size-complex="13pt"/>
    </style:style>
    <style:style style:name="P3" style:family="paragraph" style:parent-style-name="Text_20_body">
      <style:paragraph-properties fo:margin-left="0cm" fo:margin-right="0cm" fo:margin-top="0cm" fo:margin-bottom="0cm" style:contextual-spacing="false" fo:line-height="120%" fo:text-align="start" style:justify-single-word="false" fo:orphans="2" fo:widows="2" fo:text-indent="0cm" style:auto-text-indent="false"/>
      <style:text-properties fo:font-variant="normal" fo:text-transform="none" fo:color="#000000" loext:opacity="100%" style:font-name="Consolas" fo:font-size="11pt" fo:letter-spacing="normal" fo:font-style="normal" fo:font-weight="normal" officeooo:rsid="000e9b60" officeooo:paragraph-rsid="000e9b60" style:font-size-asian="9.60000038146973pt" style:font-size-complex="11pt"/>
    </style:style>
    <style:style style:name="P4" style:family="paragraph" style:parent-style-name="Standard">
      <style:text-properties style:font-name="Consolas" fo:font-size="10.5pt" officeooo:rsid="00286468" officeooo:paragraph-rsid="00286468" style:font-size-asian="10.5pt" style:font-size-complex="10.5pt"/>
    </style:style>
    <style:style style:name="P5" style:family="paragraph" style:parent-style-name="Text_20_body">
      <style:text-properties style:font-name="Consolas" fo:font-size="10.5pt" officeooo:rsid="00286468" officeooo:paragraph-rsid="00286468" style:font-size-asian="10.5pt" style:font-size-complex="10.5pt"/>
    </style:style>
    <style:style style:name="P6" style:family="paragraph" style:parent-style-name="Text_20_body">
      <style:text-properties style:font-name="Consolas" fo:font-size="10.5pt" officeooo:rsid="00286468" style:font-size-complex="10.5pt"/>
    </style:style>
    <style:style style:name="P7" style:family="paragraph" style:parent-style-name="Text_20_body" style:list-style-name="L1">
      <style:text-properties style:font-name="Consolas" fo:font-size="10.5pt" officeooo:rsid="00286468" style:font-size-complex="10.5pt"/>
    </style:style>
    <style:style style:name="P8" style:family="paragraph" style:parent-style-name="Heading_20_3">
      <style:text-properties style:font-name="Consolas" fo:font-size="10.5pt" officeooo:rsid="00286468" officeooo:paragraph-rsid="00286468" style:font-size-asian="10.5pt" style:font-size-complex="10.5pt"/>
    </style:style>
    <style:style style:name="P9" style:family="paragraph" style:parent-style-name="Heading_20_4">
      <style:text-properties style:font-name="Consolas" fo:font-size="10.5pt" officeooo:rsid="00286468" style:font-size-asian="10.5pt" style:font-size-complex="10.5pt"/>
    </style:style>
    <style:style style:name="P10" style:family="paragraph" style:parent-style-name="Text_20_body" style:list-style-name="L2">
      <style:text-properties style:font-name="Consolas" fo:font-size="10.5pt" officeooo:rsid="00286468" style:font-size-complex="10.5pt"/>
    </style:style>
    <style:style style:name="P11" style:family="paragraph" style:parent-style-name="Text_20_body" style:list-style-name="L2">
      <style:text-properties style:font-name="Consolas" fo:font-size="10.5pt" officeooo:rsid="00286468" officeooo:paragraph-rsid="00349210" style:font-size-complex="10.5pt"/>
    </style:style>
    <style:style style:name="P12" style:family="paragraph" style:parent-style-name="Text_20_body" style:list-style-name="L2">
      <style:text-properties style:font-name="Consolas" fo:font-size="10.5pt" officeooo:rsid="00286468" officeooo:paragraph-rsid="00349210" style:font-size-asian="10.5pt" style:font-size-complex="10.5pt"/>
    </style:style>
    <style:style style:name="P13" style:family="paragraph" style:parent-style-name="Text_20_body" style:list-style-name="L3">
      <style:text-properties style:font-name="Consolas" fo:font-size="10.5pt" officeooo:rsid="00286468" style:font-size-complex="10.5pt"/>
    </style:style>
    <style:style style:name="P14" style:family="paragraph" style:parent-style-name="Text_20_body">
      <style:text-properties officeooo:paragraph-rsid="003581b2"/>
    </style:style>
    <style:style style:name="P15" style:family="paragraph" style:parent-style-name="Text_20_body">
      <style:text-properties fo:font-variant="normal" fo:text-transform="none" fo:color="#212529" loext:opacity="100%" style:font-name="Consolas" fo:font-size="10.5pt" fo:letter-spacing="normal" fo:font-style="normal" fo:font-weight="bold" officeooo:paragraph-rsid="003581b2" style:font-size-asian="10.5pt" style:font-weight-asian="bold" style:font-size-complex="10.5pt" style:font-weight-complex="bold"/>
    </style:style>
    <style:style style:name="P16" style:family="paragraph" style:parent-style-name="Heading_20_3">
      <style:text-properties style:font-name="Consolas" fo:font-size="10.5pt" officeooo:paragraph-rsid="003581b2" style:font-size-asian="10.5pt" style:font-size-complex="10.5pt"/>
    </style:style>
    <style:style style:name="P17" style:family="paragraph" style:parent-style-name="Text_20_body" style:list-style-name="L4">
      <style:text-properties style:font-name="Consolas" fo:font-size="10.5pt" style:font-size-complex="10.5pt"/>
    </style:style>
    <style:style style:name="P18" style:family="paragraph" style:parent-style-name="Text_20_body" style:list-style-name="L4">
      <style:text-properties style:font-name="Consolas" fo:font-size="10.5pt" officeooo:paragraph-rsid="003581b2" style:font-size-complex="10.5pt"/>
    </style:style>
    <style:style style:name="P19" style:family="paragraph" style:parent-style-name="Heading_20_3">
      <style:paragraph-properties fo:margin-top="0cm" fo:margin-bottom="0.247cm" style:contextual-spacing="false" fo:line-height="115%"/>
      <style:text-properties style:font-name="Consolas" fo:font-size="10.5pt" officeooo:paragraph-rsid="003581b2" style:font-size-asian="10.5pt" style:font-size-complex="10.5pt"/>
    </style:style>
    <style:style style:name="P20" style:family="paragraph" style:parent-style-name="Text_20_body" style:list-style-name="L5">
      <style:text-properties style:font-name="Consolas" fo:font-size="10.5pt" style:font-size-complex="10.5pt"/>
    </style:style>
    <style:style style:name="P21" style:family="paragraph" style:parent-style-name="Text_20_body">
      <style:text-properties style:font-name="Consolas" fo:font-size="10.5pt" officeooo:paragraph-rsid="003581b2" style:font-size-asian="10.5pt" style:font-size-complex="10.5pt"/>
    </style:style>
    <style:style style:name="P22" style:family="paragraph" style:parent-style-name="Text_20_body">
      <style:text-properties style:font-name="Consolas" fo:font-size="10.5pt" fo:font-weight="bold" officeooo:paragraph-rsid="003581b2" style:font-size-asian="10.5pt" style:font-weight-asian="bold" style:font-size-complex="10.5pt" style:font-weight-complex="bold"/>
    </style:style>
    <style:style style:name="P23" style:family="paragraph" style:parent-style-name="Text_20_body">
      <style:text-properties officeooo:paragraph-rsid="00405440"/>
    </style:style>
    <style:style style:name="P24" style:family="paragraph" style:parent-style-name="Text_20_body" style:list-style-name="L6"/>
    <style:style style:name="P25" style:family="paragraph" style:parent-style-name="Text_20_body" style:list-style-name="L6">
      <style:text-properties style:font-name="Consolas" fo:font-size="10.5pt" style:font-size-asian="10.5pt" style:font-size-complex="10.5pt"/>
    </style:style>
    <style:style style:name="P26" style:family="paragraph" style:parent-style-name="Heading_20_3">
      <style:paragraph-properties fo:margin-top="0cm" fo:margin-bottom="0.247cm" style:contextual-spacing="false" fo:line-height="115%"/>
      <style:text-properties style:font-name="Consolas" fo:font-size="10.5pt" style:font-size-asian="10.5pt" style:font-size-complex="10.5pt"/>
    </style:style>
    <style:style style:name="P27" style:family="paragraph" style:parent-style-name="Text_20_body" style:list-style-name="L7"/>
    <style:style style:name="P28" style:family="paragraph" style:parent-style-name="Heading_20_2">
      <style:text-properties style:font-name="Consolas" fo:font-size="10.5pt" officeooo:paragraph-rsid="003581b2" style:font-size-asian="10.5pt" style:font-size-complex="10.5pt"/>
    </style:style>
    <style:style style:name="P29" style:family="paragraph" style:parent-style-name="Heading_20_3">
      <style:paragraph-properties fo:margin-top="0cm" fo:margin-bottom="0.247cm" style:contextual-spacing="false" fo:line-height="115%"/>
      <style:text-properties style:font-name="Consolas" fo:font-size="10.5pt" fo:font-weight="normal" style:font-size-asian="10.5pt" style:font-weight-asian="normal" style:font-size-complex="10.5pt" style:font-weight-complex="normal"/>
    </style:style>
    <style:style style:name="P30" style:family="paragraph" style:parent-style-name="Text_20_body" style:list-style-name="L8">
      <style:text-properties style:font-name="Consolas" fo:font-size="10.5pt" style:font-size-complex="10.5pt"/>
    </style:style>
    <style:style style:name="P31" style:family="paragraph" style:parent-style-name="Text_20_body">
      <style:text-properties style:font-name="Consolas" fo:font-size="10.5pt" style:font-size-complex="10.5pt"/>
    </style:style>
    <style:style style:name="P32" style:family="paragraph" style:parent-style-name="Heading_20_4">
      <style:paragraph-properties fo:margin-top="0cm" fo:margin-bottom="0.247cm" style:contextual-spacing="false" fo:line-height="115%"/>
      <style:text-properties style:font-name="Consolas" fo:font-size="10.5pt" style:font-size-asian="10.5pt" style:font-size-complex="10.5pt"/>
    </style:style>
    <style:style style:name="P33" style:family="paragraph" style:parent-style-name="Text_20_body" style:list-style-name="L9">
      <style:text-properties style:font-name="Consolas" fo:font-size="10.5pt" style:font-size-complex="10.5pt"/>
    </style:style>
    <style:style style:name="P34" style:family="paragraph" style:parent-style-name="Text_20_body" style:list-style-name="L10">
      <style:text-properties style:font-name="Consolas" fo:font-size="10.5pt" officeooo:paragraph-rsid="00405440" style:font-size-complex="10.5pt"/>
    </style:style>
    <style:style style:name="P35" style:family="paragraph" style:parent-style-name="Text_20_body" style:list-style-name="L10">
      <style:text-properties style:font-name="Consolas" fo:font-size="10.5pt" officeooo:paragraph-rsid="00405440" style:font-size-asian="10.5pt" style:font-size-complex="10.5pt"/>
    </style:style>
    <style:style style:name="P36" style:family="paragraph" style:parent-style-name="Text_20_body" style:list-style-name="L11">
      <style:text-properties style:font-name="Consolas" fo:font-size="10.5pt" style:font-size-complex="10.5pt"/>
    </style:style>
    <style:style style:name="P37" style:family="paragraph" style:parent-style-name="Text_20_body" style:list-style-name="L12">
      <style:text-properties style:font-name="Consolas" fo:font-size="10.5pt" style:font-size-complex="10.5pt"/>
    </style:style>
    <style:style style:name="P38" style:family="paragraph" style:parent-style-name="Text_20_body" style:list-style-name="L13">
      <style:text-properties style:font-name="Consolas" fo:font-size="10.5pt" style:font-size-complex="10.5pt"/>
    </style:style>
    <style:style style:name="P39" style:family="paragraph" style:parent-style-name="Text_20_body" style:list-style-name="L14">
      <style:text-properties style:font-name="Consolas" fo:font-size="10.5pt" style:font-size-complex="10.5pt"/>
    </style:style>
    <style:style style:name="P40" style:family="paragraph" style:parent-style-name="Text_20_body" style:list-style-name="L15">
      <style:text-properties style:font-name="Consolas" fo:font-size="10.5pt" style:font-size-complex="10.5pt"/>
    </style:style>
    <style:style style:name="P41" style:family="paragraph" style:parent-style-name="Text_20_body" style:list-style-name="L16">
      <style:text-properties style:font-name="Consolas" fo:font-size="10.5pt" style:font-size-complex="10.5pt"/>
    </style:style>
    <style:style style:name="P42" style:family="paragraph" style:parent-style-name="Text_20_body" style:list-style-name="L17">
      <style:text-properties style:font-name="Consolas" fo:font-size="10.5pt" style:font-size-complex="10.5pt"/>
    </style:style>
    <style:style style:name="P43" style:family="paragraph" style:parent-style-name="Text_20_body" style:list-style-name="L18">
      <style:text-properties style:font-name="Consolas" fo:font-size="10.5pt" style:font-size-complex="10.5pt"/>
    </style:style>
    <style:style style:name="P44" style:family="paragraph" style:parent-style-name="Horizontal_20_Line">
      <style:paragraph-properties fo:margin-top="0cm" fo:margin-bottom="0.247cm" style:contextual-spacing="false" fo:line-height="115%"/>
      <style:text-properties style:font-name="Consolas" fo:font-size="10.5pt" style:font-size-asian="10.5pt" style:font-size-complex="10.5pt"/>
    </style:style>
    <style:style style:name="P45" style:family="paragraph" style:parent-style-name="Quotations">
      <style:paragraph-properties fo:margin-top="0cm" fo:margin-bottom="0.247cm" style:contextual-spacing="false" fo:line-height="115%"/>
      <style:text-properties style:font-name="Consolas" fo:font-size="10.5pt" style:font-size-complex="10.5pt"/>
    </style:style>
    <style:style style:name="P46" style:family="paragraph" style:parent-style-name="Text_20_body" style:list-style-name="L19">
      <style:text-properties style:font-name="Consolas" fo:font-size="10.5pt" style:font-size-complex="10.5pt"/>
    </style:style>
    <style:style style:name="P47" style:family="paragraph" style:parent-style-name="Text_20_body" style:list-style-name="L20">
      <style:text-properties style:font-name="Consolas" fo:font-size="10.5pt" style:font-size-complex="10.5pt"/>
    </style:style>
    <style:style style:name="P48" style:family="paragraph" style:parent-style-name="Text_20_body" style:list-style-name="L21">
      <style:text-properties style:font-name="Consolas" fo:font-size="10.5pt" style:font-size-complex="10.5pt"/>
    </style:style>
    <style:style style:name="P49" style:family="paragraph" style:parent-style-name="Heading_20_2">
      <style:text-properties style:font-name="Consolas" fo:font-size="10.5pt" style:font-size-complex="10.5pt"/>
    </style:style>
    <style:style style:name="P50" style:family="paragraph" style:parent-style-name="Heading_20_3">
      <style:paragraph-properties fo:margin-top="0cm" fo:margin-bottom="0.247cm" style:contextual-spacing="false" fo:line-height="115%"/>
      <style:text-properties style:font-name="Consolas" fo:font-size="10.5pt" fo:font-weight="normal" style:font-weight-asian="normal" style:font-size-complex="10.5pt" style:font-weight-complex="normal"/>
    </style:style>
    <style:style style:name="P51" style:family="paragraph" style:parent-style-name="Text_20_body" style:list-style-name="L22">
      <style:text-properties style:font-name="Consolas" fo:font-size="10.5pt" style:font-size-complex="10.5pt"/>
    </style:style>
    <style:style style:name="P52" style:family="paragraph" style:parent-style-name="Text_20_body" style:list-style-name="L22">
      <style:text-properties style:font-name="Consolas" fo:font-size="10.5pt" officeooo:paragraph-rsid="005465d4" style:font-size-complex="10.5pt"/>
    </style:style>
    <style:style style:name="P53" style:family="paragraph" style:parent-style-name="Text_20_body" style:list-style-name="L23">
      <style:text-properties style:font-name="Consolas" fo:font-size="10.5pt" style:font-size-complex="10.5pt"/>
    </style:style>
    <style:style style:name="P54" style:family="paragraph" style:parent-style-name="Text_20_body" style:list-style-name="L24">
      <style:text-properties style:font-name="Consolas" fo:font-size="10.5pt" style:font-size-complex="10.5pt"/>
    </style:style>
    <style:style style:name="P55" style:family="paragraph" style:parent-style-name="Text_20_body" style:list-style-name="L25">
      <style:text-properties style:font-name="Consolas" fo:font-size="10.5pt" style:font-size-complex="10.5pt"/>
    </style:style>
    <style:style style:name="P56" style:family="paragraph" style:parent-style-name="Heading_20_3">
      <style:paragraph-properties fo:margin-top="0cm" fo:margin-bottom="0.247cm" style:contextual-spacing="false" fo:line-height="115%"/>
      <style:text-properties style:font-name="Consolas" fo:font-size="10.5pt" style:font-size-complex="10.5pt"/>
    </style:style>
    <style:style style:name="P57" style:family="paragraph" style:parent-style-name="Text_20_body" style:list-style-name="L26">
      <style:text-properties style:font-name="Consolas" fo:font-size="10.5pt" style:font-size-complex="10.5pt"/>
    </style:style>
    <style:style style:name="P58" style:family="paragraph" style:parent-style-name="Text_20_body" style:list-style-name="L27">
      <style:text-properties style:font-name="Consolas" fo:font-size="10.5pt" style:font-size-complex="10.5pt"/>
    </style:style>
    <style:style style:name="P59" style:family="paragraph" style:parent-style-name="Text_20_body" style:list-style-name="L28">
      <style:text-properties style:font-name="Consolas" fo:font-size="10.5pt" style:font-size-complex="10.5pt"/>
    </style:style>
    <style:style style:name="P60" style:family="paragraph" style:parent-style-name="Text_20_body" style:list-style-name="L29">
      <style:text-properties style:font-name="Consolas" fo:font-size="10.5pt" style:font-size-complex="10.5pt"/>
    </style:style>
    <style:style style:name="P61" style:family="paragraph" style:parent-style-name="Preformatted_20_Text">
      <style:paragraph-properties fo:margin-top="0cm" fo:margin-bottom="0.247cm" style:contextual-spacing="false" fo:line-height="115%"/>
      <style:text-properties style:font-name="Consolas" fo:font-size="10.5pt" style:font-size-asian="10.5pt" style:font-size-complex="10.5pt"/>
    </style:style>
    <style:style style:name="P62" style:family="paragraph" style:parent-style-name="Text_20_body" style:list-style-name="L30">
      <style:text-properties style:font-name="Consolas" fo:font-size="10.5pt" style:font-size-complex="10.5pt"/>
    </style:style>
    <style:style style:name="P63" style:family="paragraph" style:parent-style-name="Text_20_body" style:list-style-name="L31">
      <style:text-properties style:font-name="Consolas" fo:font-size="10.5pt" style:font-size-complex="10.5pt"/>
    </style:style>
    <style:style style:name="P64" style:family="paragraph" style:parent-style-name="Text_20_body" style:list-style-name="L32">
      <style:text-properties style:font-name="Consolas" fo:font-size="10.5pt" style:font-size-complex="10.5pt"/>
    </style:style>
    <style:style style:name="T1" style:family="text">
      <style:text-properties fo:color="#2a6099" loext:opacity="100%"/>
    </style:style>
    <style:style style:name="T2" style:family="text">
      <style:text-properties fo:color="#2a6099" loext:opacity="100%" officeooo:rsid="000e9b60"/>
    </style:style>
    <style:style style:name="T3" style:family="text">
      <style:text-properties style:font-size-asian="10.5pt"/>
    </style:style>
    <style:style style:name="T4" style:family="text">
      <style:text-properties style:font-name="Consolas" fo:font-size="10.5pt" fo:font-weight="bold" officeooo:rsid="003581b2" style:font-size-asian="10.5pt" style:font-weight-asian="bold" style:font-size-complex="10.5pt" style:font-weight-complex="bold"/>
    </style:style>
    <style:style style:name="T5" style:family="text">
      <style:text-properties fo:font-variant="normal" fo:text-transform="none" fo:color="#212529" loext:opacity="100%" style:font-name="Consolas" fo:font-size="10.5pt" fo:letter-spacing="normal" fo:font-style="normal" fo:font-weight="bold" style:font-size-asian="10.5pt" style:font-weight-asian="bold" style:font-size-complex="10.5pt" style:font-weight-complex="bold"/>
    </style:style>
    <style:style style:name="T6" style:family="text">
      <style:text-properties fo:font-variant="normal" fo:text-transform="none" fo:color="#212529" loext:opacity="100%" style:font-name="Consolas" fo:font-size="10.5pt" fo:letter-spacing="normal" fo:font-style="normal" fo:font-weight="normal" officeooo:rsid="003581b2" style:font-size-asian="10.5pt" style:font-weight-asian="normal" style:font-size-complex="10.5pt" style:font-weight-complex="normal"/>
    </style:style>
    <style:style style:name="T7" style:family="text">
      <style:text-properties style:font-name="Consolas" fo:font-size="10.5pt" style:font-size-asian="10.5pt" style:font-size-complex="10.5pt"/>
    </style:style>
    <style:style style:name="T8" style:family="text">
      <style:text-properties style:font-name="Consolas" fo:font-size="10.5pt" officeooo:rsid="003581b2" style:font-size-asian="10.5pt" style:font-size-complex="10.5pt"/>
    </style:style>
    <style:style style:name="T9" style:family="text">
      <style:text-properties style:font-name="Consolas" fo:font-size="10.5pt" fo:font-weight="normal" officeooo:rsid="00405440" style:font-size-asian="10.5pt" style:font-weight-asian="normal" style:font-size-complex="10.5pt" style:font-weight-complex="normal"/>
    </style:style>
    <style:style style:name="T10" style:family="text">
      <style:text-properties style:font-name="Consolas" fo:font-size="10.5pt" fo:font-weight="normal" style:font-size-asian="10.5pt" style:font-weight-asian="normal" style:font-size-complex="10.5pt" style:font-weight-complex="normal"/>
    </style:style>
    <style:style style:name="T11" style:family="text">
      <style:text-properties style:font-name="Consolas" fo:font-size="10.5pt" fo:font-weight="bold" style:font-size-asian="10.5pt" style:font-weight-asian="bold" style:font-size-complex="10.5pt" style:font-weight-complex="bold"/>
    </style:style>
    <style:style style:name="T12" style:family="text">
      <style:text-properties officeooo:rsid="00405440"/>
    </style:style>
    <style:style style:name="T13" style:family="text">
      <style:text-properties fo:font-weight="normal" style:font-size-asian="10.5pt" style:font-weight-asian="normal" style:font-weight-complex="normal"/>
    </style:style>
    <style:style style:name="T14" style:family="text">
      <style:text-properties officeooo:rsid="0052f476"/>
    </style:style>
    <style:style style:name="T15" style:family="text">
      <style:text-properties fo:font-weight="normal" style:font-weight-asian="normal" style:font-weight-complex="normal"/>
    </style:style>
    <style:style style:name="T16" style:family="text">
      <style:text-properties officeooo:rsid="005465d4"/>
    </style:style>
    <style:style style:name="T17" style:family="text">
      <style:text-properties officeooo:rsid="00594a26"/>
    </style:style>
    <style:style style:name="T18" style:family="text">
      <style:text-properties fo:font-weight="normal" officeooo:rsid="00594a26" style:font-weight-asian="normal" style:font-weight-complex="normal"/>
    </style:style>
    <style:style style:name="T19" style:family="text">
      <style:text-properties style:font-name="Consola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yui_3_18_1_1_1746266173082_167"/><text:s text:c="6"/></text:h>
      <text:h text:style-name="P1" text:outline-level="2"><text:s text:c="17"/><text:span text:style-name="T1">TAREA 2 FOL: LA EMPRESA </text:span><text:span text:style-name="T2">SUZDALENKO ALEXEY</text:span></text:h>
      <text:p text:style-name="P2"/>
      <text:p text:style-name="P3"/>
      <text:p text:style-name="P4">En esta tarea me centrare en definir empresa encuadrándola en el sector de Tecnologías de la Información y la Comunicación.</text:p>
      <text:p text:style-name="P4"/>
      <text:p text:style-name="P4"/>
      <text:p text:style-name="P5"><text:span text:style-name="Strong_20_Emphasis">Elección de forma jurídica: SLNE</text:span></text:p>
      <text:p text:style-name="P6">Como Alexey Suzdalenko, emprendedor residente en Cantabria, y con la intención de lanzar al mercado la aplicación FacturaApp, he decidido constituirme como <text:span text:style-name="Strong_20_Emphasis">Sociedad Limitada Nueva Empresa (SLNE)</text:span>. Esta forma jurídica me permite integrarme de manera formal y eficaz en el tejido empresarial de la región, facilitando la actividad profesional desde el inicio.</text:p>
      <text:p text:style-name="P6">Desde el comienzo de la actividad, tengo previsto contratar a un trabajador asalariado que desempeñará funciones tanto de atención al cliente como de apoyo en programación, lo que refuerza el carácter profesional y operativo de la empresa desde el primer momento.</text:p>
      <text:p text:style-name="P6"><text:span text:style-name="Strong_20_Emphasis">Justificación de la elección:</text:span></text:p>
      <text:list text:style-name="L1">
        <text:list-item>
          <text:p text:style-name="P7"><text:span text:style-name="Strong_20_Emphasis">Menor coste y mayor agilidad:</text:span> La SLNE ofrece un proceso de constitución simplificado gracias al uso del Documento Único Electrónico (DUE) y la plataforma CIRCE, lo que permite iniciar la actividad en plazos reducidos.</text:p>
        </text:list-item>
        <text:list-item>
          <text:p text:style-name="P7"><text:span text:style-name="Strong_20_Emphasis">Formalización accesible:</text:span> No requiere complejidad legal ni asesoramiento externo obligatorio para constituirse, lo que la hace ideal para emprendedores individuales.</text:p>
        </text:list-item>
        <text:list-item>
          <text:p text:style-name="P7"><text:span text:style-name="Strong_20_Emphasis">Responsabilidad limitada:</text:span> Esta forma protege mi patrimonio personal, ya que la responsabilidad queda limitada al capital social aportado.</text:p>
        </text:list-item>
        <text:list-item>
          <text:p text:style-name="P7"><text:span text:style-name="Strong_20_Emphasis">Capital social flexible:</text:span> Aunque la legislación actual permite constituir una SLNE con tan solo 1 euro de capital social, soy consciente de que será necesario disponer de una cantidad suficiente para cubrir los pagos iniciales obligatorios. Estos incluyen tasas notariales, registrales y fiscales, entre otros, lo que implica una inversión inicial significativa incluso antes de comenzar a generar ingresos.</text:p>
        </text:list-item>
        <text:list-item>
          <text:p text:style-name="P7"><text:span text:style-name="Strong_20_Emphasis">Imagen y proyección profesional:</text:span> Esta estructura mejora notablemente la percepción frente a clientes e inversores en comparación con la figura del trabajador autónomo.</text:p>
        </text:list-item>
      </text:list>
      <text:p text:style-name="P6">En resumen, tras evaluar distintas opciones (autónomo, SL, cooperativa), he optado por la SLNE por ser la vía más eficaz y equilibrada entre simplicidad, seguridad y profesionalización para lanzar y consolidar FacturaApp en el mercado digital.</text:p>
      <text:p text:style-name="P6"/>
      <text:h text:style-name="P8" text:outline-level="3"><text:span text:style-name="Strong_20_Emphasis"/></text:h>
      <text:h text:style-name="P8" text:outline-level="3"><text:span text:style-name="Strong_20_Emphasis"/></text:h>
      <text:h text:style-name="P8" text:outline-level="3"><text:span text:style-name="Strong_20_Emphasis">Trámite ante la Agencia Estatal de Administración Tributaria (AEAT)</text:span></text:h>
      <text:p text:style-name="P6">Una vez redactada e inscrita la escritura de constitución en el Registro Mercantil, es obligatorio realizar los trámites fiscales ante la Agencia Estatal de Administración Tributaria (AEAT). Estos son los pasos concretos:</text:p>
      <text:h text:style-name="P9" text:outline-level="4"><text:s text:c="6"/>1. <text:span text:style-name="Strong_20_Emphasis">Solicitud del NIF provisional</text:span></text:h>
      <text:list text:style-name="L2">
        <text:list-item>
          <text:p text:style-name="P10">Se presenta el modelo 036 junto con la copia de la escritura de constitución.</text:p>
        </text:list-item>
        <text:list-item>
          <text:p text:style-name="P10">El NIF provisional permite iniciar la actividad fiscal y emitir facturas hasta obtener el definitivo.</text:p>
        </text:list-item>
        <text:list-item>
          <text:p text:style-name="P11"><text:span text:style-name="Strong_20_Emphasis">Plazo estimado</text:span>: 24 a 48 horas.</text:p>
          <text:p text:style-name="P12"><text:soft-page-break/></text:p>
          <text:p text:style-name="P11"><text:span text:style-name="T3">2. </text:span><text:span text:style-name="Strong_20_Emphasis"><text:span text:style-name="T3">Alta censal definitiva</text:span></text:span></text:p>
        </text:list-item>
      </text:list>
      <text:list text:style-name="L3">
        <text:list-item>
          <text:p text:style-name="P13">Una vez inscrita la sociedad en el Registro Mercantil, se presenta de nuevo el modelo 036 para obtener el <text:span text:style-name="Strong_20_Emphasis">NIF definitivo</text:span>.</text:p>
        </text:list-item>
        <text:list-item>
          <text:p text:style-name="P13">Se declara el domicilio fiscal, epígrafes del IAE (Impuesto de Actividades Económicas), tipo de actividad (TIC – desarrollo de software) y régimen fiscal aplicable (Impuesto de Sociedades).</text:p>
        </text:list-item>
        <text:list-item>
          <text:p text:style-name="P13"><text:span text:style-name="Strong_20_Emphasis">Plazo estimado</text:span>: inmediato tras la inscripción registral.</text:p>
        </text:list-item>
      </text:list>
      <text:p text:style-name="P6"/>
      <text:p text:style-name="P6"/>
      <text:p text:style-name="P14"><text:span text:style-name="T4">Tramites en </text:span><text:span text:style-name="T5">El Registro Mercantil Central/provincial</text:span></text:p>
      <text:p text:style-name="P15">Registro Mercantil Central (RMC) </text:p>
      <text:p text:style-name="P14"><text:span text:style-name="T6">Solicitar el certificado negativo del nombre de la empresa p</text:span><text:span text:style-name="T7">ara confirmar que </text:span><text:span text:style-name="Strong_20_Emphasis"><text:span text:style-name="T7">nadie más ha registrado una empresa con el mismo nombre</text:span></text:span><text:span text:style-name="T7"> que quier</text:span><text:span text:style-name="T8">o</text:span><text:span text:style-name="T7"> utilizar (en este caso, por ejemplo, </text:span><text:span text:style-name="Emphasis"><text:span text:style-name="T7">FacturaApp SLNE</text:span></text:span><text:span text:style-name="T7">).</text:span></text:p>
      <text:h text:style-name="P16" text:outline-level="3">Trámite:</text:h>
      <text:list text:style-name="L4">
        <text:list-item>
          <text:p text:style-name="P17">Entrar en la web del Registro Mercantil Central: <text:a xlink:type="simple" xlink:href="https://www.rmc.es/" office:target-frame-name="_new" xlink:show="replace" text:style-name="Internet_20_link" text:visited-style-name="Visited_20_Internet_20_Link">https://www.rmc.es</text:a></text:p>
        </text:list-item>
        <text:list-item>
          <text:p text:style-name="P17">Rellenar y enviar el <text:span text:style-name="Strong_20_Emphasis">formulario de solicitud del nombre</text:span>.</text:p>
        </text:list-item>
        <text:list-item>
          <text:p text:style-name="P17">Pagar una tasa (unos 16–20 € aprox.).</text:p>
        </text:list-item>
        <text:list-item>
          <text:p text:style-name="P18">Recibirás un <text:span text:style-name="Strong_20_Emphasis">certificado negativo de denominación social</text:span>, que tendrás que presentar en la notaría.</text:p>
        </text:list-item>
      </text:list>
      <text:h text:style-name="P19" text:outline-level="3">Plazo:</text:h>
      <text:list text:style-name="L5">
        <text:list-item>
          <text:p text:style-name="P20">Se obtiene en <text:span text:style-name="Strong_20_Emphasis">1–2 días laborables</text:span> si se solicita telemáticamente.</text:p>
        </text:list-item>
      </text:list>
      <text:p text:style-name="P21"/>
      <text:p text:style-name="P22">Registro Mercantil Provincial (RMP) </text:p>
      <text:p text:style-name="P23"><text:span text:style-name="Strong_20_Emphasis"><text:span text:style-name="T9">¿Que es lo que tengo que hacer?</text:span></text:span></text:p>
      <text:p text:style-name="P23"><text:span text:style-name="Strong_20_Emphasis"><text:span text:style-name="T10">Inscribir la escritura de constitución de tu empresa</text:span></text:span><text:span text:style-name="T10">.</text:span><text:span text:style-name="T11"> </text:span><text:span text:style-name="T7">Dar </text:span><text:span text:style-name="Strong_20_Emphasis"><text:span text:style-name="T7">validez legal y personalidad jurídica</text:span></text:span><text:span text:style-name="T7"> a la empresa. Hasta que esté inscrito, </text:span><text:span text:style-name="Strong_20_Emphasis"><text:span text:style-name="T7">tu empresa no existe oficialmente</text:span></text:span><text:span text:style-name="T7">. </text:span></text:p>
      <text:h text:style-name="P16" text:outline-level="3">Trámite:</text:h>
      <text:list text:style-name="L6">
        <text:list-item>
          <text:p text:style-name="P24"><text:span text:style-name="T7">Acudir a una </text:span><text:span text:style-name="Strong_20_Emphasis"><text:span text:style-name="T7">notaría</text:span></text:span><text:span text:style-name="T7"> para firmar la escritura de constitución (con tu NIF provisional y el certificado del nombre).</text:span></text:p>
        </text:list-item>
        <text:list-item>
          <text:p text:style-name="P24"><text:span text:style-name="T7">La notaría remite la documentación al </text:span><text:span text:style-name="Strong_20_Emphasis"><text:span text:style-name="T7">Registro Mercantil de tu provincia</text:span></text:span><text:span text:style-name="T7"> (Cantabria).</text:span></text:p>
        </text:list-item>
        <text:list-item>
          <text:p text:style-name="P25">Pagar aranceles registrales (aproximadamente entre 100–150 €).</text:p>
        </text:list-item>
        <text:list-item>
          <text:p text:style-name="P24"><text:span text:style-name="T7">Una vez inscrita, recibirás tu </text:span><text:span text:style-name="Strong_20_Emphasis"><text:span text:style-name="T7">NIF definitivo</text:span></text:span><text:span text:style-name="T7"> y tu empresa estará oficialmente constituida.</text:span></text:p>
        </text:list-item>
      </text:list>
      <text:h text:style-name="P26" text:outline-level="3">Plazo:</text:h>
      <text:list text:style-name="L7">
        <text:list-item>
          <text:p text:style-name="P27"><text:span text:style-name="T7">El Registro tiene un máximo legal de </text:span><text:span text:style-name="Strong_20_Emphasis"><text:span text:style-name="T7">15 días hábiles</text:span></text:span><text:span text:style-name="T7"> para inscribir la empresa, aunque puede ser menos si no hay errores.</text:span></text:p>
        </text:list-item>
      </text:list>
      <text:p text:style-name="P21"/>
      <text:p text:style-name="P21"/>
      <text:p text:style-name="P21"/>
      <text:p text:style-name="P21"><text:soft-page-break/></text:p>
      <text:h text:style-name="P28" text:outline-level="2"><text:span text:style-name="Strong_20_Emphasis">La Tesorería General de la Seguridad Social</text:span></text:h>
      <text:h text:style-name="P29" text:outline-level="3">¿Qué trámites t<text:span text:style-name="T12">engo</text:span> que hacer?</text:h>
      <text:list text:style-name="L8">
        <text:list-item>
          <text:p text:style-name="P30"><text:span text:style-name="Strong_20_Emphasis"><text:span text:style-name="T13">Alta del administrador en el Régimen Especial de Trabajadores Autónomos (RETA)</text:span></text:span></text:p>
        </text:list-item>
        <text:list-item>
          <text:p text:style-name="P30"><text:span text:style-name="Strong_20_Emphasis"><text:span text:style-name="T13">Alta del Código de Cuenta de Cotización (CCC)</text:span></text:span></text:p>
        </text:list-item>
        <text:list-item>
          <text:p text:style-name="P30"><text:span text:style-name="Strong_20_Emphasis"><text:span text:style-name="T13">Alta de los trabajadores por cuenta ajena (si contratas personal)</text:span></text:span></text:p>
        </text:list-item>
      </text:list>
      <text:p text:style-name="P21"/>
      <text:h text:style-name="P16" text:outline-level="3"><text:span text:style-name="Strong_20_Emphasis">Alta del administrador en el RETA</text:span></text:h>
      <text:p text:style-name="P31">Como administrador único de una SLNE <text:span text:style-name="Strong_20_Emphasis">deb</text:span><text:span text:style-name="Strong_20_Emphasis"><text:span text:style-name="T12">o</text:span></text:span><text:span text:style-name="Strong_20_Emphasis"> darte de alta como autónomo societario</text:span>.</text:p>
      <text:h text:style-name="P32" text:outline-level="4">🔹 ¿Cómo hacerlo?</text:h>
      <text:list text:style-name="L9">
        <text:list-item>
          <text:p text:style-name="P33">A través de la <text:span text:style-name="Strong_20_Emphasis">Sede Electrónica de la Seguridad Social</text:span> https://sede.seg-social.gob.es</text:p>
        </text:list-item>
        <text:list-item>
          <text:p text:style-name="P33">Formulario: <text:span text:style-name="Strong_20_Emphasis">Modelo TA0521-1</text:span></text:p>
        </text:list-item>
        <text:list-item>
          <text:p text:style-name="P33">Adjuntar: escritura de constitución, NIF, DNI</text:p>
        </text:list-item>
      </text:list>
      <text:h text:style-name="P32" text:outline-level="4">Plazo:</text:h>
      <text:list text:style-name="L10">
        <text:list-item>
          <text:p text:style-name="P34"><text:span text:style-name="Strong_20_Emphasis">60 días antes o como muy tarde el mismo día de inicio de actividad</text:span>.</text:p>
          <text:p text:style-name="P35">Cuota:</text:p>
        </text:list-item>
      </text:list>
      <text:list text:style-name="L11">
        <text:list-item>
          <text:p text:style-name="P36">Tarifa plana si cumpl<text:span text:style-name="T12">o</text:span> requisitos (80 €/mes durante 12 meses)</text:p>
        </text:list-item>
        <text:list-item>
          <text:p text:style-name="P36">Si no: cuota mínima de autónomos societarios ronda los <text:span text:style-name="Strong_20_Emphasis">310–330 €/mes</text:span>.</text:p>
        </text:list-item>
      </text:list>
      <text:h text:style-name="P26" text:outline-level="3"><text:span text:style-name="Strong_20_Emphasis"/></text:h>
      <text:h text:style-name="P26" text:outline-level="3"><text:span text:style-name="Strong_20_Emphasis">Código de Cuenta de Cotización (CCC)</text:span></text:h>
      <text:p text:style-name="P31">Aunque no tenga empleados aún, si en algún momento los contrat<text:span text:style-name="T12">o</text:span>, necesit<text:span text:style-name="T12">o</text:span> este código para gestionar sus cotizaciones.</text:p>
      <text:h text:style-name="P32" text:outline-level="4">¿Cómo hacerlo?</text:h>
      <text:list text:style-name="L12">
        <text:list-item>
          <text:p text:style-name="P37">Solicitud online en la TGSS</text:p>
        </text:list-item>
        <text:list-item>
          <text:p text:style-name="P37">Formulario: <text:span text:style-name="Strong_20_Emphasis">Modelo TA6</text:span></text:p>
        </text:list-item>
        <text:list-item>
          <text:p text:style-name="P37">Se vincula a la provincia y centro de trabajo</text:p>
        </text:list-item>
      </text:list>
      <text:h text:style-name="P26" text:outline-level="3"><text:span text:style-name="Strong_20_Emphasis"/></text:h>
      <text:h text:style-name="P26" text:outline-level="3"><text:span text:style-name="Strong_20_Emphasis">Alta de trabajadores por cuenta ajena</text:span></text:h>
      <text:p text:style-name="P31">Si contrat<text:span text:style-name="T12">o</text:span> a un empleado, deber<text:span text:style-name="T12">ia</text:span>:</text:p>
      <text:list text:style-name="L13">
        <text:list-item>
          <text:p text:style-name="P38">Darlo de alta en la Seguridad Social (Modelo <text:span text:style-name="Strong_20_Emphasis">TA2/S</text:span>) antes del inicio del contrato</text:p>
        </text:list-item>
        <text:list-item>
          <text:p text:style-name="P38">Registrar su contrato en el SEPE en los <text:span text:style-name="Strong_20_Emphasis">10 días siguientes</text:span></text:p>
        </text:list-item>
      </text:list>
      <text:p text:style-name="P21"/>
      <text:p text:style-name="P21"/>
      <text:p text:style-name="P21"/>
      <text:p text:style-name="P21"/>
      <text:p text:style-name="P21"/>
      <text:p text:style-name="P21"/>
      <text:h text:style-name="P16" text:outline-level="3"><text:soft-page-break/><text:span text:style-name="Strong_20_Emphasis">Trámite ante el Ayuntamiento</text:span></text:h>
      <text:p text:style-name="P31">Dado que la empresa operará inicialmente desde un domicilio particular (teletrabajo), sin atención presencial al público ni actividad molesta, la gestión ante el Ayuntamiento se simplifica, aunque sigue siendo obligatoria:</text:p>
      <text:h text:style-name="P32" text:outline-level="4">1. <text:span text:style-name="Strong_20_Emphasis">Declaración responsable o comunicación previa</text:span></text:h>
      <text:list text:style-name="L14">
        <text:list-item>
          <text:p text:style-name="P39">En lugar de solicitar una licencia tradicional, se presenta una <text:span text:style-name="Strong_20_Emphasis">declaración responsable de inicio de actividad</text:span>, que notifica al Ayuntamiento que se va a ejercer una actividad empresarial desde el domicilio.</text:p>
        </text:list-item>
        <text:list-item>
          <text:p text:style-name="P39">Este trámite es obligatorio incluso en casos de teletrabajo si se trata de una sociedad mercantil.</text:p>
        </text:list-item>
        <text:list-item>
          <text:p text:style-name="P39"><text:span text:style-name="Strong_20_Emphasis">Plazo estimado</text:span>: inmediato tras presentación (permite iniciar la actividad desde ese momento).</text:p>
        </text:list-item>
      </text:list>
      <text:h text:style-name="P32" text:outline-level="4">2. <text:span text:style-name="Strong_20_Emphasis">Justificación de compatibilidad urbanística</text:span></text:h>
      <text:list text:style-name="L15">
        <text:list-item>
          <text:p text:style-name="P40">Aunque no se requiere licencia de apertura al no haber local comercial, se debe verificar que el uso del domicilio para la actividad es compatible con la normativa municipal (uso no intensivo del espacio, no ruidos ni residuos).</text:p>
        </text:list-item>
      </text:list>
      <text:h text:style-name="P32" text:outline-level="4">3. <text:span text:style-name="Strong_20_Emphasis">Tasas municipales</text:span></text:h>
      <text:list text:style-name="L16">
        <text:list-item>
          <text:p text:style-name="P41">En muchos casos, aunque no se solicite una licencia de apertura como tal, el Ayuntamiento puede exigir una <text:span text:style-name="Strong_20_Emphasis">tasa por gestión administrativa</text:span> del trámite.</text:p>
        </text:list-item>
      </text:list>
      <text:h text:style-name="P32" text:outline-level="4">4. <text:span text:style-name="Strong_20_Emphasis">Empadronamiento fiscal</text:span></text:h>
      <text:list text:style-name="L17">
        <text:list-item>
          <text:p text:style-name="P42">El domicilio declarado como sede fiscal de la empresa debe coincidir con el autorizado en el modelo 036 de Hacienda.</text:p>
        </text:list-item>
      </text:list>
      <text:p text:style-name="P21"/>
      <text:p text:style-name="P21"/>
      <text:p text:style-name="P21"/>
      <text:h text:style-name="P28" text:outline-level="2"><text:span text:style-name="Strong_20_Emphasis">El Servicio Público de Empleo Estatal (SEPE)</text:span></text:h>
      <text:h text:style-name="P26" text:outline-level="3">¿Qué trámites deb<text:span text:style-name="T14">o</text:span> realizar?</text:h>
      <text:list text:style-name="L18">
        <text:list-item>
          <text:p text:style-name="P43"><text:span text:style-name="Strong_20_Emphasis">Inscripción de la empresa en el SEPE</text:span></text:p>
        </text:list-item>
        <text:list-item>
          <text:p text:style-name="P43"><text:span text:style-name="Strong_20_Emphasis">Comunicación de apertura del centro de trabajo</text:span></text:p>
        </text:list-item>
        <text:list-item>
          <text:p text:style-name="P43"><text:span text:style-name="Strong_20_Emphasis">Comunicación de los contratos laborales</text:span></text:p>
        </text:list-item>
      </text:list>
      <text:p text:style-name="P44"/>
      <text:h text:style-name="P26" text:outline-level="3">1. <text:span text:style-name="Strong_20_Emphasis">Inscripción de la empresa en el SEPE</text:span></text:h>
      <text:p text:style-name="P45">Este trámite es obligatorio si v<text:span text:style-name="T14">oy</text:span> a tener empleados.</text:p>
      <text:list text:style-name="L19">
        <text:list-item>
          <text:p text:style-name="P46">Se realiza una única vez.</text:p>
        </text:list-item>
        <text:list-item>
          <text:p text:style-name="P46">Sirve para registrar a tu empresa como entidad empleadora.</text:p>
        </text:list-item>
        <text:list-item>
          <text:p text:style-name="P46"><text:span text:style-name="T14">Me proporciana</text:span> un número de identificación de empresa en el SEPE.</text:p>
        </text:list-item>
      </text:list>
      <text:p text:style-name="P31"><text:span text:style-name="Strong_20_Emphasis">Formulario:</text:span> Modelo oficial del SEPE<text:line-break/><text:span text:style-name="Strong_20_Emphasis">Dónde:</text:span> Oficina del SEPE o telemáticamente (si tienes certificado digital)<text:line-break/><text:span text:style-name="Strong_20_Emphasis">Plazo:</text:span> Antes de contratar al primer trabajador</text:p>
      <text:h text:style-name="P26" text:outline-level="3">2. <text:span text:style-name="Strong_20_Emphasis">Comunicación de apertura del centro de trabajo</text:span></text:h>
      <text:p text:style-name="P31">Incluso si trabaj<text:span text:style-name="T14">o</text:span> desde casa, <text:span text:style-name="Strong_20_Emphasis">deb</text:span><text:span text:style-name="Strong_20_Emphasis"><text:span text:style-name="T14">o</text:span></text:span><text:span text:style-name="Strong_20_Emphasis"> comunicar el lugar de actividad</text:span> a efectos laborales.</text:p>
      <text:list text:style-name="L20">
        <text:list-item>
          <text:p text:style-name="P47"><text:soft-page-break/>Esta comunicación se remite también a la Inspección de Trabajo, pero se puede presentar desde el SEPE.</text:p>
        </text:list-item>
        <text:list-item>
          <text:p text:style-name="P47">Incluye datos como: domicilio, tipo de actividad, número de empleados.</text:p>
        </text:list-item>
      </text:list>
      <text:p text:style-name="P31"><text:span text:style-name="Strong_20_Emphasis">Formulario:</text:span> Modelo oficial según la comunidad autónoma<text:line-break/><text:span text:style-name="Strong_20_Emphasis">Plazo:</text:span> Dentro de los <text:span text:style-name="Strong_20_Emphasis">30 días naturales</text:span> desde el inicio de la actividad</text:p>
      <text:h text:style-name="P26" text:outline-level="3">3. <text:span text:style-name="Strong_20_Emphasis">Comunicación de contratos laborales</text:span></text:h>
      <text:p text:style-name="P31">Si contrat<text:span text:style-name="T14">o</text:span> a alguien:</text:p>
      <text:list text:style-name="L21">
        <text:list-item>
          <text:p text:style-name="P48">Deb<text:span text:style-name="T14">o</text:span> comunicar cada contrato laboral al SEPE</text:p>
        </text:list-item>
        <text:list-item>
          <text:p text:style-name="P48">El envío puede hacerse telemáticamente</text:p>
        </text:list-item>
        <text:list-item>
          <text:p text:style-name="P48">Hay un plazo de <text:span text:style-name="Strong_20_Emphasis">10 días hábiles</text:span> desde la firma del contrato para hacerlo.</text:p>
        </text:list-item>
      </text:list>
      <text:p text:style-name="P31"/>
      <text:p text:style-name="P31"/>
      <text:p text:style-name="P31"/>
      <text:h text:style-name="P49" text:outline-level="2"><text:span text:style-name="Strong_20_Emphasis">La Inspección Provincial de Trabajo y Seguridad Social</text:span></text:h>
      <text:h text:style-name="P50" text:outline-level="3">¿Qué trámites son obligatorios?</text:h>
      <text:list text:style-name="L22">
        <text:list-item>
          <text:p text:style-name="P51"><text:span text:style-name="Strong_20_Emphasis"><text:span text:style-name="T15">Comunicación de apertura del centro de trabajo</text:span></text:span></text:p>
        </text:list-item>
        <text:list-item>
          <text:p text:style-name="P52"><text:span text:style-name="Strong_20_Emphasis"><text:span text:style-name="T15">Cumplimiento de la normativa de prevención de riesgos laborales</text:span></text:span></text:p>
          <text:p text:style-name="P52"><text:span text:style-name="Strong_20_Emphasis"><text:span text:style-name="T15"/></text:span></text:p>
          <text:p text:style-name="P52">1. <text:span text:style-name="Strong_20_Emphasis">Comunicación de apertura del centro de trabajo</text:span></text:p>
        </text:list-item>
      </text:list>
      <text:list text:style-name="L23">
        <text:list-item>
          <text:p text:style-name="P53">Es obligatoria para toda empresa, incluso si el “centro de trabajo” es tu propia vivienda, siempre que se preste actividad profesional.</text:p>
        </text:list-item>
        <text:list-item>
          <text:p text:style-name="P53">El objetivo es informar a la administración de que comienza la actividad en un lugar físico determinado.</text:p>
        </text:list-item>
      </text:list>
      <text:p text:style-name="P31"><text:span text:style-name="Strong_20_Emphasis"><text:tab/>Cómo se hace:</text:span></text:p>
      <text:list text:style-name="L24">
        <text:list-item>
          <text:p text:style-name="P54">Presentar el formulario oficial ante la Inspección de Trabajo (o a través de tu comunidad autónoma si tiene competencia delegada).</text:p>
        </text:list-item>
        <text:list-item>
          <text:p text:style-name="P54">Puede hacerse telemáticamente en muchas comunidades.</text:p>
        </text:list-item>
        <text:list-item>
          <text:p text:style-name="P54">Incluye datos sobre el local, tipo de actividad, número de empleados, medidas de seguridad, etc.</text:p>
        </text:list-item>
      </text:list>
      <text:p text:style-name="P31"><text:span text:style-name="Strong_20_Emphasis">Plazo:</text:span></text:p>
      <text:list text:style-name="L25">
        <text:list-item>
          <text:p text:style-name="P55"><text:span text:style-name="Strong_20_Emphasis">30 días naturales</text:span> desde el inicio efectivo de la actividad</text:p>
        </text:list-item>
      </text:list>
      <text:h text:style-name="P56" text:outline-level="3"/>
      <text:h text:style-name="P56" text:outline-level="3">2. <text:span text:style-name="Strong_20_Emphasis">Prevención de riesgos laborales (PRL)</text:span></text:h>
      <text:p text:style-name="P45">Este es uno de los puntos más vigilados por la Inspección.</text:p>
      <text:list text:style-name="L26">
        <text:list-item>
          <text:p text:style-name="P57">Si tien<text:span text:style-name="T16">go</text:span> <text:span text:style-name="Strong_20_Emphasis">trabajadores contratados</text:span>, deb<text:span text:style-name="T16">o</text:span> tener:</text:p>
          <text:list>
            <text:list-item>
              <text:p text:style-name="P57">Un plan de prevención</text:p>
            </text:list-item>
            <text:list-item>
              <text:p text:style-name="P57">Evaluación de riesgos del puesto de trabajo</text:p>
            </text:list-item>
            <text:list-item>
              <text:p text:style-name="P57">Vigilancia de la salud</text:p>
            </text:list-item>
            <text:list-item>
              <text:p text:style-name="P57">Formación específica para tus trabajadores</text:p>
            </text:list-item>
          </text:list>
        </text:list-item>
        <text:list-item>
          <text:p text:style-name="P57"><text:soft-page-break/>Pued<text:span text:style-name="T16">o</text:span> hacerlo mediante:</text:p>
          <text:list>
            <text:list-item>
              <text:p text:style-name="P57">Un <text:span text:style-name="Strong_20_Emphasis">servicio de prevención ajeno</text:span> (subcontratado)</text:p>
            </text:list-item>
            <text:list-item>
              <text:p text:style-name="P57">O si s<text:span text:style-name="T16">omos</text:span> menos de 10 trabajadores, pued<text:span text:style-name="T16">o</text:span> asumirlo <text:span text:style-name="T16">yo</text:span> como empresario, notificándolo a la autoridad laboral</text:p>
            </text:list-item>
          </text:list>
        </text:list-item>
      </text:list>
      <text:p text:style-name="P31"/>
      <text:p text:style-name="P21"/>
      <text:p text:style-name="P21"/>
      <text:h text:style-name="P28" text:outline-level="2"><text:span text:style-name="Strong_20_Emphasis">La Oficina Española de Patentes y Marcas (OEPM)</text:span></text:h>
      <text:h text:style-name="P29" text:outline-level="3">¿Qué trámite deb<text:span text:style-name="T17">o</text:span> hacer?</text:h>
      <text:p text:style-name="P31"><text:span text:style-name="Strong_20_Emphasis"><text:span text:style-name="T15">Registro del nombre comercial y/o marca de </text:span></text:span><text:span text:style-name="Strong_20_Emphasis"><text:span text:style-name="T18">mi</text:span></text:span><text:span text:style-name="Strong_20_Emphasis"><text:span text:style-name="T15"> empresa</text:span></text:span><text:span text:style-name="T15"> (en este caso, “FacturaApp”)</text:span></text:p>
      <text:h text:style-name="P29" text:outline-level="3">¿Por qué registrar <text:span text:style-name="T17">mi</text:span> marca?</text:h>
      <text:list text:style-name="L27">
        <text:list-item>
          <text:p text:style-name="P58"><text:span text:style-name="T17">Me</text:span> otorga <text:span text:style-name="Strong_20_Emphasis">derechos exclusivos</text:span> sobre el uso comercial del nombre y logotipo.</text:p>
        </text:list-item>
        <text:list-item>
          <text:p text:style-name="P58">Impide legalmente que otras empresas usen un nombre igual o similar.</text:p>
        </text:list-item>
        <text:list-item>
          <text:p text:style-name="P58">Aumenta el <text:span text:style-name="Strong_20_Emphasis">valor de </text:span><text:span text:style-name="Strong_20_Emphasis"><text:span text:style-name="T17">mi</text:span></text:span><text:span text:style-name="Strong_20_Emphasis"> empresa</text:span> y credibilidad ante clientes e inversores.</text:p>
        </text:list-item>
        <text:list-item>
          <text:p text:style-name="P58">Es imprescindible si quie<text:span text:style-name="T17">ro</text:span> vender, licenciar o franquiciar en el futuro.</text:p>
        </text:list-item>
      </text:list>
      <text:h text:style-name="P26" text:outline-level="3">¿Cómo se hace?</text:h>
      <text:list text:style-name="L28">
        <text:list-item>
          <text:p text:style-name="P59">Acced<text:span text:style-name="T17">o</text:span> a https://sede.oepm.gob.es</text:p>
        </text:list-item>
        <text:list-item>
          <text:p text:style-name="P59">Busc<text:span text:style-name="T17">o</text:span> si el nombre ya está registrado (consulta previa gratuita).</text:p>
        </text:list-item>
        <text:list-item>
          <text:p text:style-name="P59">Present<text:span text:style-name="T17">o</text:span> la solicitud online:</text:p>
          <text:list>
            <text:list-item>
              <text:p text:style-name="P59">Nombre de la marca</text:p>
            </text:list-item>
            <text:list-item>
              <text:p text:style-name="P59">Clase de productos o servicios (FacturaApp iría en la clase <text:span text:style-name="Strong_20_Emphasis">9</text:span> y <text:span text:style-name="Strong_20_Emphasis">42</text:span>: software y servicios tecnológicos)</text:p>
            </text:list-item>
            <text:list-item>
              <text:p text:style-name="P59">Pag<text:span text:style-name="T17">o</text:span> la tasa (desde <text:span text:style-name="Strong_20_Emphasis">125,36 €</text:span> para una clase)</text:p>
            </text:list-item>
          </text:list>
        </text:list-item>
        <text:list-item>
          <text:p text:style-name="P59">Adjuntar logotipo si quier<text:span text:style-name="T17">o</text:span> registrar también el diseño gráfico</text:p>
        </text:list-item>
      </text:list>
      <text:h text:style-name="P26" text:outline-level="3">Plazo:</text:h>
      <text:list text:style-name="L29">
        <text:list-item>
          <text:p text:style-name="P60">El proceso completo tarda <text:span text:style-name="Strong_20_Emphasis">entre 4 y 6 meses</text:span></text:p>
        </text:list-item>
        <text:list-item>
          <text:p text:style-name="P60">Una vez solicitada, pued<text:span text:style-name="T17">o</text:span> <text:span text:style-name="Strong_20_Emphasis">empezar a usar el nombre con el símbolo ™</text:span></text:p>
        </text:list-item>
        <text:list-item>
          <text:p text:style-name="P60">Cuando se aprueba, ya pued<text:span text:style-name="T17">o</text:span> usar el símbolo ® (marca registrada)</text:p>
        </text:list-item>
      </text:list>
      <text:p text:style-name="P21"/>
      <text:p text:style-name="P21"/>
      <text:p text:style-name="P21"><text:span text:style-name="Strong_20_Emphasis">Organigrama de la empresa</text:span></text:p>
      <text:p text:style-name="P61"><text:span text:style-name="Source_20_Text"><text:span text:style-name="T19">Alexey Suzdalenko (Administrador Único y Desarrollador Principal)</text:span></text:span></text:p>
      <text:p text:style-name="P61"><text:span text:style-name="Source_20_Text"><text:span text:style-name="T19">│</text:span></text:span></text:p>
      <text:p text:style-name="P61"><text:span text:style-name="Source_20_Text"><text:span text:style-name="T19">└── Técnico de soporte y atención al cliente (trabajador contratado)</text:span></text:span></text:p>
      <text:p text:style-name="P31">El trabajador contratado se encargará del soporte técnico a usuarios de la plataforma, así como de la atención a incidencias relacionadas con el uso de la aplicación. Su incorporación responde a la necesidad de ofrecer una atención profesionalizada y constante.</text:p>
      <text:p text:style-name="P21"/>
      <text:p text:style-name="P21"/>
      <text:p text:style-name="P21"><text:soft-page-break/><text:span text:style-name="Strong_20_Emphasis">Convenio Colectivo aplicable</text:span></text:p>
      <text:p text:style-name="P31">Dado que FacturaApp se dedica al desarrollo y mantenimiento de software, el convenio colectivo aplicable será el:</text:p>
      <text:p text:style-name="P31"><text:span text:style-name="Strong_20_Emphasis">Convenio colectivo estatal de empresas de consultoría, tecnologías de la información y estudios de mercado y opinión pública</text:span>.</text:p>
      <text:p text:style-name="P31">Este convenio es el más representativo en el ámbito de las TIC y garantiza unas condiciones laborales reguladas para los trabajadores del sector.</text:p>
      <text:p text:style-name="P21"/>
      <text:p text:style-name="P21"/>
      <text:p text:style-name="P21"><text:span text:style-name="Strong_20_Emphasis">Evaluación de riesgos y medidas preventivas</text:span></text:p>
      <text:p text:style-name="P31">La empresa cuenta con un entorno de trabajo domiciliario, por lo que la evaluación de riesgos se centra en condiciones ergonómicas, psicosociales y tecnológicas. Se adoptan las siguientes medidas:</text:p>
      <text:h text:style-name="P26" text:outline-level="3">Evaluación de riesgos del puesto:</text:h>
      <text:list text:style-name="L30">
        <text:list-item>
          <text:p text:style-name="P62">Trabajo con pantallas de visualización de datos</text:p>
        </text:list-item>
        <text:list-item>
          <text:p text:style-name="P62">Posturas prolongadas</text:p>
        </text:list-item>
        <text:list-item>
          <text:p text:style-name="P62">Iluminación insuficiente</text:p>
        </text:list-item>
        <text:list-item>
          <text:p text:style-name="P62">Carga mental y estrés por conexión continua</text:p>
        </text:list-item>
      </text:list>
      <text:h text:style-name="P26" text:outline-level="3">Medidas preventivas:</text:h>
      <text:list text:style-name="L31">
        <text:list-item>
          <text:p text:style-name="P63">Silla ergonómica, escritorio con altura adecuada y pantalla colocada a la altura ocular</text:p>
        </text:list-item>
        <text:list-item>
          <text:p text:style-name="P63">Iluminación natural y artificial adecuada</text:p>
        </text:list-item>
        <text:list-item>
          <text:p text:style-name="P63">Pausas activas cada 2 horas</text:p>
        </text:list-item>
        <text:list-item>
          <text:p text:style-name="P63">Formación básica en ergonomía y buenas prácticas</text:p>
        </text:list-item>
        <text:list-item>
          <text:p text:style-name="P63">Instalación de extintor y detector de humo</text:p>
        </text:list-item>
      </text:list>
      <text:h text:style-name="P26" text:outline-level="3">Prevención de riesgos laborales legal:</text:h>
      <text:list text:style-name="L32">
        <text:list-item>
          <text:p text:style-name="P64">Registro del plan de prevención</text:p>
        </text:list-item>
        <text:list-item>
          <text:p text:style-name="P64">Revisión médica del trabajador contratado</text:p>
        </text:list-item>
        <text:list-item>
          <text:p text:style-name="P64">Formación en seguridad informática y uso adecuado del puesto de trabajo</text:p>
        </text:list-item>
        <text:list-item>
          <text:p text:style-name="P64">Contratación de servicio externo de prevención si se amplía plantilla</text:p>
        </text:list-item>
      </text:list>
      <text:p text:style-name="P21"/>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3cm" fo:margin-bottom="1.3cm" fo:margin-left="0.3cm" fo:margin-right="0.3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03T12:11:50.464180800</meta:creation-date>
    <dc:date>2025-05-03T14:31:23.553633800</dc:date>
    <meta:editing-duration>PT2H19M23S</meta:editing-duration>
    <meta:editing-cycles>16</meta:editing-cycles>
    <meta:generator>LibreOffice/25.2.2.2$Windows_X86_64 LibreOffice_project/7370d4be9e3cf6031a51beef54ff3bda878e3fac</meta:generator>
    <meta:print-date>2025-05-03T14:32:21.794394800</meta:print-date>
    <meta:printed-by>Archivos PDF</meta:printed-by>
    <meta:document-statistic meta:table-count="0" meta:image-count="0" meta:object-count="0" meta:page-count="7" meta:paragraph-count="173" meta:word-count="1978" meta:character-count="12390" meta:non-whitespace-character-count="10651"/>
  </office:meta>
</office:document-meta>
</file>